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227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28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29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30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31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3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3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34" svg:stroke-width="0.12cm" svg:stroke-color="#000000" draw:marker-start-width="0.18cm" draw:marker-start-center="false" draw:marker-end-width="0.18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35" svg:stroke-width="0.127cm" svg:stroke-color="#ffffff" draw:marker-start-width="0.191cm" draw:marker-start-center="false" draw:marker-end-width="0.191cm" draw:marker-end-center="false" draw:fill="solid" draw:fill-color="#ffffff" draw:textarea-horizontal-align="center" draw:textarea-vertical-align="middle" fo:padding-top="0.169cm" fo:padding-bottom="0.169cm" fo:padding-left="0.295cm" fo:padding-right="0.29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236" svg:stroke-width="0.12cm" svg:stroke-color="#ffffff" draw:marker-start-width="0.18cm" draw:marker-start-center="false" draw:marker-end-width="0.18cm" draw:marker-end-center="false" draw:fill="solid" draw:fill-color="#30508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237" svg:stroke-width="0.499cm" svg:stroke-color="#000000" draw:marker-start-width="0.75cm" draw:marker-start-center="false" draw:marker-end-width="0.75cm" draw:marker-end-center="false" draw:fill="solid" draw:fill-color="#ffffff" draw:textarea-horizontal-align="center" draw:textarea-vertical-align="middle" fo:padding-top="0.376cm" fo:padding-bottom="0.376cm" fo:padding-left="0.499cm" fo:padding-right="0.49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238" svg:stroke-width="0.12cm" svg:stroke-color="#000000" draw:marker-start-width="0.18cm" draw:marker-start-center="false" draw:marker-end-width="0.18cm" draw:marker-end-center="false" draw:fill="solid" draw:fill-color="#ffffff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239" svg:stroke-width="0.12cm" svg:stroke-color="#000000" draw:marker-start-width="0.18cm" draw:marker-start-center="false" draw:marker-end-width="0.18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240" svg:stroke-width="0.12cm" svg:stroke-color="#ffffff" draw:marker-start-width="0.18cm" draw:marker-start-center="false" draw:marker-end-width="0.18cm" draw:marker-end-center="false" draw:fill="solid" draw:fill-color="#ffffff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241" svg:stroke-width="0.12cm" svg:stroke-color="#ffffff" draw:marker-start-width="0.18cm" draw:marker-start-center="false" draw:marker-end-width="0.18cm" draw:marker-end-center="false" draw:fill="solid" draw:fill-color="#ffffff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24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24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244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245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246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247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248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stroke-dash="Dashed_20__28_var_29__20_249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250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251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25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25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254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255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0" style:family="graphic" style:parent-style-name="standard">
      <style:graphic-properties draw:stroke="none" draw:stroke-dash="Dashed_20__28_var_29__20_256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257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ed_20__28_var_29__20_258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259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260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261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26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7" style:family="graphic" style:parent-style-name="standard">
      <style:graphic-properties draw:stroke="none" draw:stroke-dash="Dashed_20__28_var_29__20_26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ed_20__28_var_29__20_264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9" style:family="graphic" style:parent-style-name="standard">
      <style:graphic-properties draw:stroke="solid" draw:stroke-dash="Dashed_20__28_var_29__20_265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ed_20__28_var_29__20_266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ed_20__28_var_29__20_267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2" style:family="graphic" style:parent-style-name="standard">
      <style:graphic-properties draw:stroke="solid" draw:stroke-dash="Dashed_20__28_var_29__20_268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3" style:family="graphic" style:parent-style-name="standard">
      <style:graphic-properties draw:stroke="solid" draw:stroke-dash="Dashed_20__28_var_29__20_269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4" style:family="graphic" style:parent-style-name="standard">
      <style:graphic-properties draw:stroke="none" draw:stroke-dash="Dashed_20__28_var_29__20_270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>
      <style:graphic-properties draw:stroke="solid" draw:stroke-dash="Dashed_20__28_var_29__20_271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6" style:family="graphic" style:parent-style-name="standard">
      <style:graphic-properties draw:stroke="solid" draw:stroke-dash="Dashed_20__28_var_29__20_27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7" style:family="graphic" style:parent-style-name="standard">
      <style:graphic-properties draw:stroke="solid" draw:stroke-dash="Dashed_20__28_var_29__20_27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8" style:family="graphic" style:parent-style-name="standard">
      <style:graphic-properties draw:stroke="solid" draw:stroke-dash="Dashed_20__28_var_29__20_274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9" style:family="graphic" style:parent-style-name="standard">
      <style:graphic-properties draw:stroke="solid" draw:stroke-dash="Dashed_20__28_var_29__20_275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0" style:family="graphic" style:parent-style-name="standard">
      <style:graphic-properties draw:stroke="solid" draw:stroke-dash="Dashed_20__28_var_29__20_276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1" style:family="graphic" style:parent-style-name="standard">
      <style:graphic-properties draw:stroke="solid" draw:stroke-dash="Dashed_20__28_var_29__20_277" svg:stroke-width="0.12cm" svg:stroke-color="#000000" draw:marker-start-width="0.48cm" draw:marker-start-center="false" draw:marker-end-width="0.48cm" draw:marker-end-center="false" draw:fill="solid" draw:fill-color="#c9c9f3" draw:textarea-horizontal-align="justify" draw:textarea-vertical-align="middle" draw:auto-grow-height="false" fo:min-height="4.687cm" fo:min-width="6.789cm" fo:padding-top="0.185cm" fo:padding-bottom="0.185cm" fo:padding-left="0.31cm" fo:padding-right="0.31cm" fo:wrap-option="no-wrap" draw:shadow="hidden" draw:shadow-offset-x="0.3cm" draw:shadow-offset-y="0.3cm" draw:shadow-color="#808080"/>
    </style:style>
    <style:style style:name="gr52" style:family="graphic" style:parent-style-name="standard">
      <style:graphic-properties draw:stroke="solid" draw:stroke-dash="Dashed_20__28_var_29__20_278" svg:stroke-width="0.12cm" svg:stroke-color="#000000" draw:marker-start-width="0.48cm" draw:marker-start-center="false" draw:marker-end-width="0.48cm" draw:marker-end-center="false" draw:fill="solid" draw:fill-color="#c9c9f3" draw:textarea-horizontal-align="justify" draw:textarea-vertical-align="middle" draw:auto-grow-height="false" fo:min-height="5.091cm" fo:min-width="7.382cm" fo:padding-top="0.185cm" fo:padding-bottom="0.185cm" fo:padding-left="0.31cm" fo:padding-right="0.31cm" fo:wrap-option="no-wrap" draw:shadow="hidden" draw:shadow-offset-x="0.3cm" draw:shadow-offset-y="0.3cm" draw:shadow-color="#808080"/>
    </style:style>
    <style:style style:name="gr53" style:family="graphic" style:parent-style-name="standard">
      <style:graphic-properties draw:stroke="solid" draw:stroke-dash="Dashed_20__28_var_29__20_279" svg:stroke-width="0.12cm" svg:stroke-color="#000000" draw:marker-start-width="0.48cm" draw:marker-start-center="false" draw:marker-end-width="0.48cm" draw:marker-end-center="false" draw:fill="solid" draw:fill-color="#c9c9f3" draw:textarea-horizontal-align="justify" draw:textarea-vertical-align="middle" draw:auto-grow-height="false" fo:min-height="5.091cm" fo:min-width="7.382cm" fo:padding-top="0.185cm" fo:padding-bottom="0.185cm" fo:padding-left="0.31cm" fo:padding-right="0.31cm" fo:wrap-option="no-wrap" draw:shadow="hidden" draw:shadow-offset-x="0.3cm" draw:shadow-offset-y="0.3cm" draw:shadow-color="#808080"/>
    </style:style>
    <style:style style:name="gr54" style:family="graphic" style:parent-style-name="standard">
      <style:graphic-properties draw:stroke="none" draw:stroke-dash="Dashed_20__28_var_29__20_280" svg:stroke-width="0cm" svg:stroke-color="#000000" draw:marker-start-width="0.3cm" draw:marker-start-center="false" draw:marker-end-width="0.3cm" draw:marker-end-center="false" draw:fill="solid" draw:fill-color="#c9c9f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>
      <style:graphic-properties draw:stroke="solid" draw:stroke-dash="Dashed_20__28_var_29__20_281" svg:stroke-width="0.12cm" svg:stroke-color="#000000" draw:marker-start-width="0.48cm" draw:marker-start-center="false" draw:marker-end-width="0.48cm" draw:marker-end-center="false" draw:fill="solid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6" style:family="graphic" style:parent-style-name="standard">
      <style:graphic-properties draw:stroke="solid" draw:stroke-dash="Dashed_20__28_var_29__20_282" svg:stroke-width="0.12cm" svg:stroke-color="#000000" draw:marker-start-width="0.48cm" draw:marker-start-center="false" draw:marker-end-width="0.48cm" draw:marker-end-center="false" draw:fill="solid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7" style:family="graphic" style:parent-style-name="standard">
      <style:graphic-properties draw:stroke="none" draw:stroke-dash="Dashed_20__28_var_29__20_283" svg:stroke-width="0cm" svg:stroke-color="#000000" draw:marker-start-width="0.3cm" draw:marker-start-center="false" draw:marker-end-width="0.3cm" draw:marker-end-center="false" draw:fill="solid" draw:fill-color="#c9c9f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>
      <style:graphic-properties draw:stroke="solid" draw:stroke-dash="Dashed_20__28_var_29__20_284" svg:stroke-width="0.12cm" svg:stroke-color="#000000" draw:marker-start-width="0.48cm" draw:marker-start-center="false" draw:marker-end-width="0.48cm" draw:marker-end-center="false" draw:fill="solid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9" style:family="graphic" style:parent-style-name="standard">
      <style:graphic-properties draw:stroke="solid" draw:stroke-dash="Dashed_20__28_var_29__20_285" svg:stroke-width="0.12cm" svg:stroke-color="#000000" draw:marker-start-width="0.48cm" draw:marker-start-center="false" draw:marker-end-width="0.48cm" draw:marker-end-center="false" draw:fill="solid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60" style:family="graphic" style:parent-style-name="standard">
      <style:graphic-properties draw:stroke="none" draw:stroke-dash="Dashed_20__28_var_29__20_286" svg:stroke-width="0cm" svg:stroke-color="#000000" draw:marker-start-width="0.3cm" draw:marker-start-center="false" draw:marker-end-width="0.3cm" draw:marker-end-center="false" draw:fill="solid" draw:fill-color="#c9c9f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>
      <style:graphic-properties draw:stroke="solid" draw:stroke-dash="Dashed_20__28_var_29__20_287" svg:stroke-width="0.12cm" svg:stroke-color="#000000" draw:marker-start-width="0.48cm" draw:marker-start-center="false" draw:marker-end-width="0.48cm" draw:marker-end-center="false" draw:fill="none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62" style:family="graphic" style:parent-style-name="standard">
      <style:graphic-properties draw:stroke="none" draw:stroke-dash="Dashed_20__28_var_29__20_288" svg:stroke-width="0cm" svg:stroke-color="#000000" draw:marker-start-width="0.3cm" draw:marker-start-center="false" draw:marker-end-width="0.3cm" draw:marker-end-center="false" draw:fill="solid" draw:fill-color="#c9c9f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>
      <style:graphic-properties draw:stroke="solid" draw:stroke-dash="Dashed_20__28_var_29__20_289" svg:stroke-width="0.12cm" svg:stroke-color="#000000" draw:marker-start-width="0.48cm" draw:marker-start-center="false" draw:marker-end-width="0.48cm" draw:marker-end-center="false" draw:fill="none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305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c9c9f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c9c9f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399cm" svg:height="1.199cm" svg:x="9.543cm" svg:y="8.865cm" svg:viewBox="0 0 400 1200" draw:points="200,0 0,200 0,1200 400,1200 400,200">
            <text:p/>
          </draw:polygon>
          <draw:circle draw:style-name="gr2" draw:text-style-name="P1" draw:layer="layout" svg:width="0.641cm" svg:height="0.641cm" svg:x="9.424cm" svg:y="8.025cm">
            <text:p/>
          </draw:circle>
          <draw:line draw:style-name="gr3" draw:text-style-name="P1" draw:layer="layout" svg:x1="9.743cm" svg:y1="8.865cm" svg:x2="8.943cm" svg:y2="9.665cm">
            <text:p/>
          </draw:line>
          <draw:line draw:style-name="gr4" draw:text-style-name="P1" draw:layer="layout" svg:x1="10.543cm" svg:y1="9.665cm" svg:x2="9.743cm" svg:y2="8.865cm">
            <text:p/>
          </draw:line>
          <draw:line draw:style-name="gr5" draw:text-style-name="P1" draw:layer="layout" svg:x1="9.743cm" svg:y1="8.665cm" svg:x2="9.743cm" svg:y2="9.865cm">
            <text:p/>
          </draw:line>
          <draw:line draw:style-name="gr6" draw:text-style-name="P1" draw:layer="layout" svg:x1="9.743cm" svg:y1="9.865cm" svg:x2="9.143cm" svg:y2="10.865cm">
            <text:p/>
          </draw:line>
          <draw:line draw:style-name="gr7" draw:text-style-name="P1" draw:layer="layout" svg:x1="10.343cm" svg:y1="10.865cm" svg:x2="9.743cm" svg:y2="9.865cm">
            <text:p/>
          </draw:line>
        </draw:g>
        <draw:g>
          <draw:g>
            <draw:rect draw:style-name="gr8" draw:text-style-name="P1" draw:layer="layout" svg:width="2.401cm" svg:height="1.802cm" svg:x="14.798cm" svg:y="8.237cm">
              <text:p/>
            </draw:rect>
            <draw:rect draw:style-name="gr9" draw:text-style-name="P2" draw:layer="layout" svg:width="2.001cm" svg:height="1.2cm" svg:x="14.998cm" svg:y="8.438cm">
              <text:p/>
            </draw:rect>
            <draw:line draw:style-name="gr10" draw:text-style-name="P3" draw:layer="layout" svg:x1="16.622cm" svg:y1="9.93cm" svg:x2="17.022cm" svg:y2="9.93cm">
              <text:p/>
            </draw:line>
          </draw:g>
          <draw:line draw:style-name="gr11" draw:text-style-name="P2" draw:layer="layout" svg:x1="15.998cm" svg:y1="10.038cm" svg:x2="15.998cm" svg:y2="10.438cm">
            <text:p/>
          </draw:line>
          <draw:line draw:style-name="gr12" draw:text-style-name="P2" draw:layer="layout" svg:x1="16.798cm" svg:y1="10.438cm" svg:x2="15.198cm" svg:y2="10.438cm">
            <text:p/>
          </draw:line>
          <draw:rect draw:style-name="gr13" draw:text-style-name="P1" draw:layer="layout" svg:width="1.202cm" svg:height="1.802cm" svg:x="17.598cm" svg:y="8.637cm">
            <text:p/>
          </draw:rect>
          <draw:line draw:style-name="gr14" draw:text-style-name="P2" draw:layer="layout" svg:x1="17.678cm" svg:y1="8.838cm" svg:x2="18.718cm" svg:y2="8.838cm">
            <text:p/>
          </draw:line>
          <draw:line draw:style-name="gr15" draw:text-style-name="P2" draw:layer="layout" svg:x1="17.678cm" svg:y1="10.278cm" svg:x2="17.838cm" svg:y2="10.278cm">
            <text:p/>
          </draw:line>
        </draw:g>
        <draw:g>
          <draw:polygon draw:style-name="gr16" draw:text-style-name="P1" draw:layer="layout" svg:width="0.399cm" svg:height="1.199cm" svg:x="0.729cm" svg:y="8.692cm" svg:viewBox="0 0 400 1200" draw:points="200,0 0,200 0,1200 400,1200 400,200">
            <text:p/>
          </draw:polygon>
          <draw:ellipse draw:style-name="gr17" draw:text-style-name="P1" draw:layer="layout" svg:width="0.641cm" svg:height="0.639cm" svg:x="0.61cm" svg:y="7.852cm">
            <text:p/>
          </draw:ellipse>
          <draw:line draw:style-name="gr18" draw:text-style-name="P1" draw:layer="layout" svg:x1="0.929cm" svg:y1="8.692cm" svg:x2="0.129cm" svg:y2="9.492cm">
            <text:p/>
          </draw:line>
          <draw:line draw:style-name="gr19" draw:text-style-name="P1" draw:layer="layout" svg:x1="1.729cm" svg:y1="9.492cm" svg:x2="0.929cm" svg:y2="8.692cm">
            <text:p/>
          </draw:line>
          <draw:line draw:style-name="gr20" draw:text-style-name="P1" draw:layer="layout" svg:x1="0.929cm" svg:y1="8.492cm" svg:x2="0.929cm" svg:y2="9.692cm">
            <text:p/>
          </draw:line>
          <draw:line draw:style-name="gr21" draw:text-style-name="P1" draw:layer="layout" svg:x1="0.929cm" svg:y1="9.692cm" svg:x2="0.329cm" svg:y2="10.692cm">
            <text:p/>
          </draw:line>
          <draw:line draw:style-name="gr22" draw:text-style-name="P1" draw:layer="layout" svg:x1="1.529cm" svg:y1="10.692cm" svg:x2="0.929cm" svg:y2="9.692cm">
            <text:p/>
          </draw:line>
        </draw:g>
        <draw:g>
          <draw:polygon draw:style-name="gr23" draw:text-style-name="P1" draw:layer="layout" svg:width="0.399cm" svg:height="1.199cm" svg:x="2.634cm" svg:y="9.662cm" svg:viewBox="0 0 400 1200" draw:points="200,0 0,200 0,1200 400,1200 400,200">
            <text:p/>
          </draw:polygon>
          <draw:ellipse draw:style-name="gr24" draw:text-style-name="P1" draw:layer="layout" svg:width="0.641cm" svg:height="0.639cm" svg:x="2.515cm" svg:y="8.823cm">
            <text:p/>
          </draw:ellipse>
          <draw:line draw:style-name="gr25" draw:text-style-name="P1" draw:layer="layout" svg:x1="2.834cm" svg:y1="9.662cm" svg:x2="2.034cm" svg:y2="10.462cm">
            <text:p/>
          </draw:line>
          <draw:line draw:style-name="gr26" draw:text-style-name="P1" draw:layer="layout" svg:x1="3.634cm" svg:y1="10.462cm" svg:x2="2.834cm" svg:y2="9.662cm">
            <text:p/>
          </draw:line>
          <draw:line draw:style-name="gr27" draw:text-style-name="P1" draw:layer="layout" svg:x1="2.834cm" svg:y1="9.462cm" svg:x2="2.834cm" svg:y2="10.662cm">
            <text:p/>
          </draw:line>
          <draw:line draw:style-name="gr28" draw:text-style-name="P1" draw:layer="layout" svg:x1="2.834cm" svg:y1="10.662cm" svg:x2="2.234cm" svg:y2="11.662cm">
            <text:p/>
          </draw:line>
          <draw:line draw:style-name="gr29" draw:text-style-name="P1" draw:layer="layout" svg:x1="3.434cm" svg:y1="11.662cm" svg:x2="2.834cm" svg:y2="10.662cm">
            <text:p/>
          </draw:line>
        </draw:g>
        <draw:g>
          <draw:polygon draw:style-name="gr30" draw:text-style-name="P1" draw:layer="layout" svg:width="0.399cm" svg:height="1.199cm" svg:x="4.412cm" svg:y="9.2cm" svg:viewBox="0 0 400 1200" draw:points="200,0 0,200 0,1200 400,1200 400,200">
            <text:p/>
          </draw:polygon>
          <draw:ellipse draw:style-name="gr31" draw:text-style-name="P1" draw:layer="layout" svg:width="0.641cm" svg:height="0.639cm" svg:x="4.293cm" svg:y="8.36cm">
            <text:p/>
          </draw:ellipse>
          <draw:line draw:style-name="gr32" draw:text-style-name="P1" draw:layer="layout" svg:x1="4.612cm" svg:y1="9.2cm" svg:x2="3.812cm" svg:y2="10cm">
            <text:p/>
          </draw:line>
          <draw:line draw:style-name="gr33" draw:text-style-name="P1" draw:layer="layout" svg:x1="5.412cm" svg:y1="10cm" svg:x2="4.612cm" svg:y2="9.2cm">
            <text:p/>
          </draw:line>
          <draw:line draw:style-name="gr34" draw:text-style-name="P1" draw:layer="layout" svg:x1="4.612cm" svg:y1="9cm" svg:x2="4.612cm" svg:y2="10.2cm">
            <text:p/>
          </draw:line>
          <draw:line draw:style-name="gr35" draw:text-style-name="P1" draw:layer="layout" svg:x1="4.612cm" svg:y1="10.2cm" svg:x2="4.012cm" svg:y2="11.2cm">
            <text:p/>
          </draw:line>
          <draw:line draw:style-name="gr36" draw:text-style-name="P1" draw:layer="layout" svg:x1="5.212cm" svg:y1="11.2cm" svg:x2="4.612cm" svg:y2="10.2cm">
            <text:p/>
          </draw:line>
        </draw:g>
        <draw:g>
          <draw:polygon draw:style-name="gr37" draw:text-style-name="P1" draw:layer="layout" svg:width="0.399cm" svg:height="1.199cm" svg:x="6.063cm" svg:y="8.519cm" svg:viewBox="0 0 400 1200" draw:points="200,0 0,200 0,1200 400,1200 400,200">
            <text:p/>
          </draw:polygon>
          <draw:ellipse draw:style-name="gr38" draw:text-style-name="P1" draw:layer="layout" svg:width="0.641cm" svg:height="0.639cm" svg:x="5.944cm" svg:y="7.68cm">
            <text:p/>
          </draw:ellipse>
          <draw:line draw:style-name="gr39" draw:text-style-name="P1" draw:layer="layout" svg:x1="6.263cm" svg:y1="8.519cm" svg:x2="5.463cm" svg:y2="9.319cm">
            <text:p/>
          </draw:line>
          <draw:line draw:style-name="gr40" draw:text-style-name="P1" draw:layer="layout" svg:x1="7.063cm" svg:y1="9.319cm" svg:x2="6.263cm" svg:y2="8.519cm">
            <text:p/>
          </draw:line>
          <draw:line draw:style-name="gr41" draw:text-style-name="P1" draw:layer="layout" svg:x1="6.263cm" svg:y1="8.319cm" svg:x2="6.263cm" svg:y2="9.519cm">
            <text:p/>
          </draw:line>
          <draw:line draw:style-name="gr42" draw:text-style-name="P1" draw:layer="layout" svg:x1="6.263cm" svg:y1="9.519cm" svg:x2="5.663cm" svg:y2="10.519cm">
            <text:p/>
          </draw:line>
          <draw:line draw:style-name="gr43" draw:text-style-name="P1" draw:layer="layout" svg:x1="6.863cm" svg:y1="10.519cm" svg:x2="6.263cm" svg:y2="9.519cm">
            <text:p/>
          </draw:line>
        </draw:g>
        <draw:g>
          <draw:polygon draw:style-name="gr44" draw:text-style-name="P1" draw:layer="layout" svg:width="0.399cm" svg:height="1.199cm" svg:x="7.384cm" svg:y="10.47cm" svg:viewBox="0 0 400 1200" draw:points="200,0 0,200 0,1200 400,1200 400,200">
            <text:p/>
          </draw:polygon>
          <draw:ellipse draw:style-name="gr45" draw:text-style-name="P1" draw:layer="layout" svg:width="0.641cm" svg:height="0.639cm" svg:x="7.265cm" svg:y="9.63cm">
            <text:p/>
          </draw:ellipse>
          <draw:line draw:style-name="gr46" draw:text-style-name="P1" draw:layer="layout" svg:x1="7.584cm" svg:y1="10.47cm" svg:x2="6.784cm" svg:y2="11.27cm">
            <text:p/>
          </draw:line>
          <draw:line draw:style-name="gr47" draw:text-style-name="P1" draw:layer="layout" svg:x1="8.384cm" svg:y1="11.27cm" svg:x2="7.584cm" svg:y2="10.47cm">
            <text:p/>
          </draw:line>
          <draw:line draw:style-name="gr48" draw:text-style-name="P1" draw:layer="layout" svg:x1="7.584cm" svg:y1="10.27cm" svg:x2="7.584cm" svg:y2="11.47cm">
            <text:p/>
          </draw:line>
          <draw:line draw:style-name="gr49" draw:text-style-name="P1" draw:layer="layout" svg:x1="7.584cm" svg:y1="11.47cm" svg:x2="6.984cm" svg:y2="12.47cm">
            <text:p/>
          </draw:line>
          <draw:line draw:style-name="gr50" draw:text-style-name="P1" draw:layer="layout" svg:x1="8.184cm" svg:y1="12.47cm" svg:x2="7.584cm" svg:y2="11.47cm">
            <text:p/>
          </draw:line>
        </draw:g>
        <draw:g>
          <draw:path draw:style-name="gr51" draw:text-style-name="P4" draw:layer="layout" svg:width="8.001cm" svg:height="6.952cm" svg:x="9.145cm" svg:y="0.15cm" svg:viewBox="0 0 8002 6953" svg:d="M1329 0c-665 0-1329 453-1329 907 0 227 0 454 0 681s0 453 0 680c0 308 0 617 0 925 0 227 0 453 0 680s0 454 0 681c0 454 664 908 1329 908 332 0 665 0 997 0s665 0 997 0c452 0 903 0 1355 0 724 497 1447 994 2171 1491-59-497-118-994-177-1491 664 0 1329-454 1329-908 0-227 0-454 0-681s0-453 0-680c0-308 0-617 0-925 0-227 0-453 0-680s0-454 0-681c0-454-665-907-1329-907-332 0-665 0-997 0s-665 0-997 0c-452 0-903 0-1355 0-332 0-665 0-997 0s-665 0-997 0zM0 0zM8002 5462z">
            <text:p/>
          </draw:path>
          <draw:path draw:style-name="gr52" draw:text-style-name="P4" draw:layer="layout" svg:width="8.001cm" svg:height="6.952cm" svg:x="4.686cm" svg:y="0.15cm" svg:viewBox="0 0 8002 6953" svg:d="M6673 0c665 0 1329 453 1329 907 0 227 0 454 0 681s0 453 0 680c0 308 0 617 0 925 0 227 0 453 0 680s0 454 0 681c0 454-664 908-1329 908-332 0-665 0-997 0s-665 0-997 0c-452 0-903 0-1355 0-724 497-1447 994-2171 1491 59-497 118-994 177-1491-664 0-1329-454-1329-908 0-227 0-454 0-681s0-453 0-680c0-308 0-617 0-925 0-227 0-453 0-680s0-454 0-681c0-454 665-907 1329-907 332 0 665 0 997 0s665 0 997 0c452 0 903 0 1355 0 332 0 665 0 997 0s665 0 997 0zM8002 0zM0 5462z">
            <text:p/>
          </draw:path>
          <draw:path draw:style-name="gr53" draw:text-style-name="P4" draw:layer="layout" svg:width="8.001cm" svg:height="6.952cm" svg:x="1.638cm" svg:y="0.15cm" svg:viewBox="0 0 8002 6953" svg:d="M6673 0c665 0 1329 453 1329 907 0 227 0 454 0 681s0 453 0 680c0 308 0 617 0 925 0 227 0 453 0 680s0 454 0 681c0 454-664 908-1329 908-332 0-665 0-997 0s-665 0-997 0c-452 0-903 0-1355 0-724 497-1447 994-2171 1491 59-497 118-994 177-1491-664 0-1329-454-1329-908 0-227 0-454 0-681s0-453 0-680c0-308 0-617 0-925 0-227 0-453 0-680s0-454 0-681c0-454 665-907 1329-907 332 0 665 0 997 0s665 0 997 0c452 0 903 0 1355 0 332 0 665 0 997 0s665 0 997 0zM8002 0zM0 5462z">
            <text:p/>
          </draw:path>
          <draw:path draw:style-name="gr54" draw:text-style-name="P4" draw:layer="layout" svg:width="2.412cm" svg:height="5.46cm" svg:x="7.878cm" svg:y="0.151cm" svg:viewBox="0 0 2413 5461" svg:d="M0 5461c0-1820 0-3641 0-5461 804 0 1609 0 2413 0 0 1820 0 3641 0 5461-804 0-1609 0-2413 0z">
            <text:p/>
          </draw:path>
          <draw:path draw:style-name="gr55" draw:text-style-name="P4" draw:layer="layout" svg:width="3.047cm" svg:height="0cm" svg:x="7.497cm" svg:y="0.151cm" svg:viewBox="0 0 3048 0" svg:d="M0 0c1016 0 2032 0 3048 0">
            <text:p/>
          </draw:path>
          <draw:path draw:style-name="gr56" draw:text-style-name="P4" draw:layer="layout" svg:width="3.047cm" svg:height="0cm" svg:x="7.751cm" svg:y="5.612cm" svg:viewBox="0 0 3048 0" svg:d="M0 0c1016 0 2032 0 3048 0">
            <text:p/>
          </draw:path>
          <draw:path draw:style-name="gr57" draw:text-style-name="P4" draw:layer="layout" svg:width="2.412cm" svg:height="5.46cm" svg:x="11.178cm" svg:y="0.151cm" svg:viewBox="0 0 2413 5461" svg:d="M0 5461c0-1820 0-3641 0-5461 804 0 1609 0 2413 0 0 1820 0 3641 0 5461-804 0-1609 0-2413 0z">
            <text:p/>
          </draw:path>
          <draw:path draw:style-name="gr58" draw:text-style-name="P4" draw:layer="layout" svg:width="3.047cm" svg:height="0cm" svg:x="10.797cm" svg:y="0.151cm" svg:viewBox="0 0 3048 0" svg:d="M0 0c1016 0 2032 0 3048 0">
            <text:p/>
          </draw:path>
          <draw:path draw:style-name="gr59" draw:text-style-name="P4" draw:layer="layout" svg:width="3.047cm" svg:height="0cm" svg:x="11.051cm" svg:y="5.612cm" svg:viewBox="0 0 3048 0" svg:d="M0 0c1016 0 2032 0 3048 0">
            <text:p/>
          </draw:path>
          <draw:path draw:style-name="gr60" draw:text-style-name="P4" draw:layer="layout" svg:width="3.428cm" svg:height="2.412cm" svg:x="12.575cm" svg:y="4.723cm" svg:viewBox="0 0 3429 2413" svg:d="M3429 2413c-85-804-169-1609-254-2413-1058 0-2117 0-3175 0 1143 804 2286 1609 3429 2413z">
            <text:p/>
          </draw:path>
          <draw:path draw:style-name="gr61" draw:text-style-name="P5" draw:layer="layout" svg:width="3.047cm" svg:height="1.523cm" svg:x="13.083cm" svg:y="5.612cm" svg:viewBox="0 0 3048 1524" svg:d="M0 0c212 0 423 0 635 0 762 508 1524 1016 2286 1524-42-508-85-1016-127-1524 85 0 169 0 254 0">
            <text:p/>
          </draw:path>
          <draw:path draw:style-name="gr62" draw:text-style-name="P4" draw:layer="layout" svg:width="3.428cm" svg:height="2.412cm" svg:x="5.846cm" svg:y="4.723cm" svg:viewBox="0 0 3429 2413" svg:d="M0 2413c85-804 169-1609 254-2413 1058 0 2117 0 3175 0-1143 804-2286 1609-3429 2413z">
            <text:p/>
          </draw:path>
          <draw:path draw:style-name="gr63" draw:text-style-name="P5" draw:layer="layout" svg:width="3.047cm" svg:height="1.523cm" svg:x="5.719cm" svg:y="5.612cm" svg:viewBox="0 0 3048 1524" svg:d="M3048 0c-212 0-423 0-635 0-762 508-1524 1016-2286 1524 42-508 85-1016 127-1524-85 0-169 0-254 0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4-06T08:59:10.593376268</meta:creation-date>
    <dc:date>2020-04-06T17:21:31.109198453</dc:date>
    <dc:creator>Tobias Kuhn</dc:creator>
    <meta:editing-duration>PT11M17S</meta:editing-duration>
    <meta:editing-cycles>6</meta:editing-cycles>
    <meta:generator>LibreOffice/6.3.5.2$Linux_X86_64 LibreOffice_project/30$Build-2</meta:generator>
    <meta:document-statistic meta:object-count="72"/>
  </office:meta>
</office:document-meta>
</file>